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T1_57" style:family="text"/>
    <style:style style:name="T1_58" style:family="text"/>
    <style:style style:name="T1_59" style:family="text"/>
    <style:style style:name="T1_60" style:family="text"/>
    <style:style style:name="T1_61" style:family="text"/>
    <style:style style:name="T1_62" style:family="text"/>
    <style:style style:name="T1_63" style:family="text"/>
    <style:style style:name="T1_64" style:family="text"/>
    <style:style style:name="T1_65" style:family="text"/>
    <style:style style:name="T1_66" style:family="text"/>
    <style:style style:name="T1_67" style:family="text"/>
    <style:style style:name="T1_68" style:family="text"/>
    <style:style style:name="T1_69" style:family="text"/>
    <style:style style:name="T1_70" style:family="text"/>
    <style:style style:name="T1_71" style:family="text"/>
    <style:style style:name="T1_72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T17_49" style:family="text"/>
    <style:style style:name="T17_50" style:family="text"/>
    <style:style style:name="T17_51" style:family="text"/>
    <style:style style:name="T17_52" style:family="text"/>
    <style:style style:name="T17_53" style:family="text"/>
    <style:style style:name="T17_54" style:family="text"/>
    <style:style style:name="T17_55" style:family="text"/>
    <style:style style:name="T17_56" style:family="text"/>
    <style:style style:name="T17_57" style:family="text"/>
    <style:style style:name="T17_58" style:family="text"/>
    <style:style style:name="T17_59" style:family="text"/>
    <style:style style:name="T17_60" style:family="text"/>
    <style:style style:name="T17_61" style:family="text"/>
    <style:style style:name="T17_62" style:family="text"/>
    <style:style style:name="T17_63" style:family="text"/>
    <style:style style:name="T17_64" style:family="text"/>
    <style:style style:name="T17_65" style:family="text"/>
    <style:style style:name="T17_66" style:family="text"/>
    <style:style style:name="T17_67" style:family="text"/>
    <style:style style:name="T17_68" style:family="text"/>
    <style:style style:name="T17_69" style:family="text"/>
    <style:style style:name="T17_70" style:family="text"/>
    <style:style style:name="T17_71" style:family="text"/>
    <style:style style:name="T17_72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able1" style:family="table">
      <style:table-properties table:align="left" style:width="2.54cm" fo:margin-left="0cm"/>
    </style:style>
    <style:style style:name="Column1" style:family="table-column">
      <style:table-column-properties style:column-width="0.635cm"/>
    </style:style>
    <style:style style:name="Column2" style:family="table-column">
      <style:table-column-properties style:column-width="0.635cm"/>
    </style:style>
    <style:style style:name="Column3" style:family="table-column">
      <style:table-column-properties style:column-width="0.635cm"/>
    </style:style>
    <style:style style:name="Column4" style:family="table-column">
      <style:table-column-properties style:column-width="0.635cm"/>
    </style:style>
    <style:style style:name="Row1" style:family="table-row"/>
    <style:style style:name="Cell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text-align="left" fo:break-before="auto" fo:line-height="115%" style:writing-mode="lr-tb"/>
    </style:style>
    <style:style style:name="Table2" style:family="table">
      <style:table-properties table:align="left" style:width="3.175cm" fo:margin-left="0cm"/>
    </style:style>
    <style:style style:name="Column5" style:family="table-column">
      <style:table-column-properties style:column-width="0.635cm"/>
    </style:style>
    <style:style style:name="Column6" style:family="table-column">
      <style:table-column-properties style:column-width="0.635cm"/>
    </style:style>
    <style:style style:name="Column7" style:family="table-column">
      <style:table-column-properties style:column-width="0.635cm"/>
    </style:style>
    <style:style style:name="Column8" style:family="table-column">
      <style:table-column-properties style:column-width="0.635cm"/>
    </style:style>
    <style:style style:name="Column9" style:family="table-column">
      <style:table-column-properties style:column-width="0.635cm"/>
    </style:style>
    <style:style style:name="Row5" style:family="table-row"/>
    <style:style style:name="Cell1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11cm" fo:border-top="#000000 0.035cm solid" fo:padding-bottom="0.011cm" fo:border-bottom="#000000 0.035cm solid" fo:padding-left="0.011cm" fo:border-left="#000000 0.035cm solid" fo:padding-right="0.011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l</text:span><text:span text:style-name="T1_2"><text:s/></text:span><text:span text:style-name="T1_3">patró</text:span><text:span text:style-name="T1_4"><text:s/></text:span><text:span text:style-name="T1_5">iterador</text:span><text:span text:style-name="T1_6"><text:s/></text:span><text:span text:style-name="T1_7">s</text:span><text:span text:style-name="T1_8">’</text:span><text:span text:style-name="T1_9">utilitza</text:span><text:span text:style-name="T1_10"><text:s/></text:span><text:span text:style-name="T1_11">durant</text:span><text:span text:style-name="T1_12"><text:s/></text:span><text:span text:style-name="T1_13">la</text:span><text:span text:style-name="T1_14"><text:s/></text:span><text:span text:style-name="T1_15">fase</text:span><text:span text:style-name="T1_16"><text:s/></text:span><text:span text:style-name="T1_17">de</text:span><text:span text:style-name="T1_18"><text:s/></text:span><text:span text:style-name="T1_19">separació</text:span><text:span text:style-name="T1_20"><text:s/></text:span><text:span text:style-name="T1_21">de</text:span><text:span text:style-name="T1_22"><text:s/></text:span><text:span text:style-name="T1_23">les</text:span><text:span text:style-name="T1_24"><text:s/></text:span><text:span text:style-name="T1_25">caselles</text:span><text:span text:style-name="T1_26"><text:s/></text:span><text:span text:style-name="T1_27">del</text:span><text:span text:style-name="T1_28"><text:s/></text:span><text:span text:style-name="T1_29">tauler</text:span><text:span text:style-name="T1_30">,<text:s/></text:span><text:span text:style-name="T1_31">la</text:span><text:span text:style-name="T1_32"><text:s/></text:span><text:span text:style-name="T1_33">classe</text:span><text:span text:style-name="T1_34"><text:s/></text:span><text:span text:style-name="T1_35">que</text:span><text:span text:style-name="T1_36"><text:s/></text:span><text:span text:style-name="T1_37">el</text:span><text:span text:style-name="T1_38"><text:s/></text:span><text:span text:style-name="T1_39">duu</text:span><text:span text:style-name="T1_40"><text:s/></text:span><text:span text:style-name="T1_41">a</text:span><text:span text:style-name="T1_42"><text:s/></text:span><text:span text:style-name="T1_43">terme</text:span><text:span text:style-name="T1_44"><text:s/></text:span><text:span text:style-name="T1_45">és</text:span><text:span text:style-name="T1_46"><text:s/></text:span><text:span text:style-name="T1_47">la</text:span><text:span text:style-name="T1_48"><text:s/>“</text:span><text:span text:style-name="T1_49">iteradorMatriuCaselles</text:span><text:span text:style-name="T1_50">”<text:s/></text:span><text:span text:style-name="T1_51">que</text:span><text:span text:style-name="T1_52"><text:s/></text:span><text:span text:style-name="T1_53">defineix</text:span><text:span text:style-name="T1_54"><text:s/></text:span><text:span text:style-name="T1_55">una</text:span><text:span text:style-name="T1_56"><text:s/></text:span><text:span text:style-name="T1_57">forma</text:span><text:span text:style-name="T1_58"><text:s/></text:span><text:span text:style-name="T1_59">d</text:span><text:span text:style-name="T1_60">’</text:span><text:span text:style-name="T1_61">accedir</text:span><text:span text:style-name="T1_62"><text:s/></text:span><text:span text:style-name="T1_63">a</text:span><text:span text:style-name="T1_64"><text:s/></text:span><text:span text:style-name="T1_65">les</text:span><text:span text:style-name="T1_66"><text:s/></text:span><text:span text:style-name="T1_67">caselles</text:span><text:span text:style-name="T1_68"><text:s/></text:span><text:span text:style-name="T1_69">del</text:span><text:span text:style-name="T1_70"><text:s/></text:span><text:span text:style-name="T1_71">tauler</text:span><text:span text:style-name="T1_72">.</text:span></text:p>
      <text:p text:style-name="P2"/>
      <text:p text:style-name="P3"><text:span text:style-name="T3_1">Aquesta</text:span><text:span text:style-name="T3_2"><text:s/></text:span><text:span text:style-name="T3_3">classe</text:span><text:span text:style-name="T3_4"><text:s/></text:span><text:span text:style-name="T3_5">utilitza</text:span><text:span text:style-name="T3_6"><text:s/></text:span><text:span text:style-name="T3_7">una</text:span><text:span text:style-name="T3_8"><text:s/></text:span><text:span text:style-name="T3_9">combinació</text:span><text:span text:style-name="T3_10"><text:s/></text:span><text:span text:style-name="T3_11">del</text:span><text:span text:style-name="T3_12"><text:s/></text:span><text:span text:style-name="T3_13">patró</text:span><text:span text:style-name="T3_14"><text:s/></text:span><text:span text:style-name="T3_15">estratègia</text:span><text:span text:style-name="T3_16"><text:s/></text:span><text:span text:style-name="T3_17">i</text:span><text:span text:style-name="T3_18"><text:s/></text:span><text:span text:style-name="T3_19">l</text:span><text:span text:style-name="T3_20">’</text:span><text:span text:style-name="T3_21">iterador</text:span><text:span text:style-name="T3_22">,<text:s/></text:span><text:span text:style-name="T3_23">integrant</text:span><text:span text:style-name="T3_24"><text:s/></text:span><text:span text:style-name="T3_25">dins</text:span><text:span text:style-name="T3_26"><text:s/></text:span><text:span text:style-name="T3_27">seu</text:span><text:span text:style-name="T3_28"><text:s/></text:span><text:span text:style-name="T3_29">un</text:span><text:span text:style-name="T3_30"><text:s/></text:span><text:span text:style-name="T3_31">iterador</text:span><text:span text:style-name="T3_32"><text:s/></text:span><text:span text:style-name="T3_33">bastant</text:span><text:span text:style-name="T3_34"><text:s/></text:span><text:span text:style-name="T3_35">simple</text:span><text:span text:style-name="T3_36"><text:s/></text:span><text:span text:style-name="T3_37">sobre</text:span><text:span text:style-name="T3_38"><text:s/></text:span><text:span text:style-name="T3_39">una</text:span><text:span text:style-name="T3_40"><text:s/></text:span><text:span text:style-name="T3_41">matriu</text:span><text:span text:style-name="T3_42"><text:s/>(</text:span><text:span text:style-name="T3_43">utilitza</text:span><text:span text:style-name="T3_44"><text:s/>2<text:s/></text:span><text:span text:style-name="T3_45">variables</text:span><text:span text:style-name="T3_46">,<text:s/></text:span><text:span text:style-name="T3_47">que</text:span><text:span text:style-name="T3_48"><text:s/></text:span><text:span text:style-name="T3_49">corresponen</text:span><text:span text:style-name="T3_50"><text:s/></text:span><text:span text:style-name="T3_51">a</text:span><text:span text:style-name="T3_52"><text:s/></text:span><text:span text:style-name="T3_53">la</text:span><text:span text:style-name="T3_54"><text:s/></text:span><text:span text:style-name="T3_55">fila</text:span><text:span text:style-name="T3_56"><text:s/></text:span><text:span text:style-name="T3_57">i</text:span><text:span text:style-name="T3_58"><text:s/></text:span><text:span text:style-name="T3_59">la</text:span><text:span text:style-name="T3_60"><text:s/></text:span><text:span text:style-name="T3_61">columna</text:span><text:span text:style-name="T3_62"><text:s/></text:span><text:span text:style-name="T3_63">de</text:span><text:span text:style-name="T3_64"><text:s/></text:span><text:span text:style-name="T3_65">la</text:span><text:span text:style-name="T3_66"><text:s/></text:span><text:span text:style-name="T3_67">matriu</text:span><text:span text:style-name="T3_68"><text:s/></text:span><text:span text:style-name="T3_69">en</text:span><text:span text:style-name="T3_70"><text:s/></text:span><text:span text:style-name="T3_71">referència</text:span><text:span text:style-name="T3_72">)</text:span></text:p>
      <text:p text:style-name="P4"/>
      <text:p text:style-name="P5"><text:span text:style-name="T5_1">La</text:span><text:span text:style-name="T5_2"><text:s/></text:span><text:span text:style-name="T5_3">necessitat</text:span><text:span text:style-name="T5_4"><text:s/></text:span><text:span text:style-name="T5_5">d</text:span><text:span text:style-name="T5_6">’</text:span><text:span text:style-name="T5_7">utilitzar</text:span><text:span text:style-name="T5_8">-</text:span><text:span text:style-name="T5_9">lo</text:span><text:span text:style-name="T5_10"><text:s/></text:span><text:span text:style-name="T5_11">sorgeix</text:span><text:span text:style-name="T5_12"><text:s/></text:span><text:span text:style-name="T5_13">de</text:span><text:span text:style-name="T5_14"><text:s/></text:span><text:span text:style-name="T5_15">l</text:span><text:span text:style-name="T5_16">’</text:span><text:span text:style-name="T5_17">abstracció</text:span><text:span text:style-name="T5_18"><text:s/></text:span><text:span text:style-name="T5_19">de</text:span><text:span text:style-name="T5_20"><text:s/></text:span><text:span text:style-name="T5_21">que</text:span><text:span text:style-name="T5_22"><text:s/></text:span><text:span text:style-name="T5_23">qualsevol</text:span><text:span text:style-name="T5_24"><text:s/></text:span><text:span text:style-name="T5_25">moviment</text:span><text:span text:style-name="T5_26"><text:s/>(</text:span><text:span text:style-name="T5_27">amunt</text:span><text:span text:style-name="T5_28">,</text:span><text:span text:style-name="T5_29">avall</text:span><text:span text:style-name="T5_30">,</text:span><text:span text:style-name="T5_31">dreta</text:span><text:span text:style-name="T5_32">,</text:span><text:span text:style-name="T5_33">esquerra</text:span><text:span text:style-name="T5_34">)<text:s/></text:span><text:span text:style-name="T5_35">realitza</text:span><text:span text:style-name="T5_36"><text:s/></text:span><text:span text:style-name="T5_37">el</text:span><text:span text:style-name="T5_38"><text:s/></text:span><text:span text:style-name="T5_39">mateix</text:span><text:span text:style-name="T5_40"><text:s/></text:span><text:span text:style-name="T5_41">si</text:span><text:span text:style-name="T5_42"><text:s/>“</text:span><text:span text:style-name="T5_43">girem</text:span><text:span text:style-name="T5_44">”<text:s/></text:span><text:span text:style-name="T5_45">el</text:span><text:span text:style-name="T5_46"><text:s/></text:span><text:span text:style-name="T5_47">tauler</text:span><text:span text:style-name="T5_48">.<text:s/></text:span><text:span text:style-name="T5_49">La</text:span><text:span text:style-name="T5_50"><text:s/></text:span><text:span text:style-name="T5_51">seqüència</text:span><text:span text:style-name="T5_52"><text:s/></text:span><text:span text:style-name="T5_53">del</text:span><text:span text:style-name="T5_54"><text:s/></text:span><text:span text:style-name="T5_55">moviment</text:span><text:span text:style-name="T5_56"><text:s/></text:span><text:span text:style-name="T5_57">es</text:span><text:span text:style-name="T5_58"><text:s/></text:span><text:span text:style-name="T5_59">podria</text:span><text:span text:style-name="T5_60"><text:s/></text:span><text:span text:style-name="T5_61">definir</text:span><text:span text:style-name="T5_62"><text:s/></text:span><text:span text:style-name="T5_63">com</text:span><text:span text:style-name="T5_64"><text:s/></text:span><text:span text:style-name="T5_65">a</text:span><text:span text:style-name="T5_66"><text:s/></text:span><text:span text:style-name="T5_67">única</text:span><text:span text:style-name="T5_68"><text:s/></text:span><text:span text:style-name="T5_69">d</text:span><text:span text:style-name="T5_70">’</text:span><text:span text:style-name="T5_71">aquesta</text:span><text:span text:style-name="T5_72"><text:s/></text:span><text:span text:style-name="T5_73">manera</text:span><text:span text:style-name="T5_74">:</text:span></text:p>
      <text:p text:style-name="P6"><text:span text:style-name="T6_1">1:<text:s/></text:span><text:span text:style-name="T6_2">Girar</text:span><text:span text:style-name="T6_3"><text:s/></text:span><text:span text:style-name="T6_4">el</text:span><text:span text:style-name="T6_5"><text:s/></text:span><text:span text:style-name="T6_6">tauler</text:span><text:span text:style-name="T6_7"><text:s/></text:span><text:span text:style-name="T6_8">segons</text:span><text:span text:style-name="T6_9"><text:s/></text:span><text:span text:style-name="T6_10">el</text:span><text:span text:style-name="T6_11"><text:s/></text:span><text:span text:style-name="T6_12">moviment</text:span><text:span text:style-name="T6_13"><text:s/></text:span><text:span text:style-name="T6_14">tal</text:span><text:span text:style-name="T6_15"><text:s/></text:span><text:span text:style-name="T6_16">que</text:span><text:span text:style-name="T6_17"><text:s/></text:span><text:span text:style-name="T6_18">el</text:span><text:span text:style-name="T6_19"><text:s/></text:span><text:span text:style-name="T6_20">moviment</text:span><text:span text:style-name="T6_21"><text:s/></text:span><text:span text:style-name="T6_22">s</text:span><text:span text:style-name="T6_23">’</text:span><text:span text:style-name="T6_24">orientiï</text:span><text:span text:style-name="T6_25"><text:s/></text:span><text:span text:style-name="T6_26">sempre</text:span><text:span text:style-name="T6_27"><text:s/></text:span><text:span text:style-name="T6_28">cap</text:span><text:span text:style-name="T6_29"><text:s/></text:span><text:span text:style-name="T6_30">a</text:span><text:span text:style-name="T6_31"><text:s/></text:span><text:span text:style-name="T6_32">un</text:span><text:span text:style-name="T6_33"><text:s/></text:span><text:span text:style-name="T6_34">únic</text:span><text:span text:style-name="T6_35"><text:s/></text:span><text:span text:style-name="T6_36">sentit</text:span></text:p>
      <text:p text:style-name="P7"><text:span text:style-name="T7_1">2:<text:s/></text:span><text:span text:style-name="T7_2">Separar</text:span><text:span text:style-name="T7_3"><text:s/></text:span><text:span text:style-name="T7_4">el</text:span><text:span text:style-name="T7_5"><text:s/></text:span><text:span text:style-name="T7_6">tauler</text:span><text:span text:style-name="T7_7"><text:s/></text:span><text:span text:style-name="T7_8">en</text:span><text:span text:style-name="T7_9"><text:s/>4<text:s/></text:span><text:span text:style-name="T7_10">grups</text:span><text:span text:style-name="T7_11">,<text:s/></text:span><text:span text:style-name="T7_12">els</text:span><text:span text:style-name="T7_13"><text:s/></text:span><text:span text:style-name="T7_14">quals</text:span><text:span text:style-name="T7_15"><text:s/></text:span><text:span text:style-name="T7_16">seràn</text:span><text:span text:style-name="T7_17"><text:s/></text:span><text:span text:style-name="T7_18">format</text:span><text:span text:style-name="T7_19"><text:s/></text:span><text:span text:style-name="T7_20">pel</text:span><text:span text:style-name="T7_21"><text:s/></text:span><text:span text:style-name="T7_22">conjunt</text:span><text:span text:style-name="T7_23"><text:s/></text:span><text:span text:style-name="T7_24">de</text:span><text:span text:style-name="T7_25"><text:s/></text:span><text:span text:style-name="T7_26">caselles</text:span><text:span text:style-name="T7_27"><text:s/></text:span><text:span text:style-name="T7_28">que</text:span><text:span text:style-name="T7_29"><text:s/></text:span><text:span text:style-name="T7_30">es</text:span><text:span text:style-name="T7_31"><text:s/></text:span><text:span text:style-name="T7_32">desplaçaràn</text:span><text:span text:style-name="T7_33"><text:s/></text:span><text:span text:style-name="T7_34">de</text:span><text:span text:style-name="T7_35"><text:s/></text:span><text:span text:style-name="T7_36">forma</text:span><text:span text:style-name="T7_37"><text:s/></text:span><text:span text:style-name="T7_38">conjunta</text:span><text:span text:style-name="T7_39"><text:s/></text:span><text:span text:style-name="T7_40">en</text:span><text:span text:style-name="T7_41"><text:s/></text:span><text:span text:style-name="T7_42">el</text:span><text:span text:style-name="T7_43"><text:s/></text:span><text:span text:style-name="T7_44">moviment</text:span></text:p>
      <text:p text:style-name="P8"><text:span text:style-name="T8_1">3:<text:s/></text:span><text:span text:style-name="T8_2">Moure</text:span><text:span text:style-name="T8_3"><text:s/></text:span><text:span text:style-name="T8_4">cada</text:span><text:span text:style-name="T8_5"><text:s/></text:span><text:span text:style-name="T8_6">grup</text:span><text:span text:style-name="T8_7"><text:s/></text:span><text:span text:style-name="T8_8">de</text:span><text:span text:style-name="T8_9"><text:s/></text:span><text:span text:style-name="T8_10">caselles</text:span></text:p>
      <text:p text:style-name="P9"/>
      <text:p text:style-name="P10"><text:span text:style-name="T10_1">Aquesta</text:span><text:span text:style-name="T10_2"><text:s/></text:span><text:span text:style-name="T10_3">classe</text:span><text:span text:style-name="T10_4"><text:s/></text:span><text:span text:style-name="T10_5">s</text:span><text:span text:style-name="T10_6">’</text:span><text:span text:style-name="T10_7">encarrega</text:span><text:span text:style-name="T10_8"><text:s/></text:span><text:span text:style-name="T10_9">del</text:span><text:span text:style-name="T10_10"><text:s/></text:span><text:span text:style-name="T10_11">cas</text:span><text:span text:style-name="T10_12"><text:s/>1,<text:s/></text:span><text:span text:style-name="T10_13">utilitzant</text:span><text:span text:style-name="T10_14"><text:s/></text:span><text:span text:style-name="T10_15">la</text:span><text:span text:style-name="T10_16"><text:s/></text:span><text:span text:style-name="T10_17">estratègia</text:span><text:span text:style-name="T10_18"><text:s/></text:span><text:span text:style-name="T10_19">i</text:span><text:span text:style-name="T10_20"><text:s/></text:span><text:span text:style-name="T10_21">l</text:span><text:span text:style-name="T10_22">’</text:span><text:span text:style-name="T10_23">iterador</text:span><text:span text:style-name="T10_24">,<text:s/></text:span><text:span text:style-name="T10_25">però</text:span><text:span text:style-name="T10_26"><text:s/></text:span><text:span text:style-name="T10_27">en</text:span><text:span text:style-name="T10_28"><text:s/></text:span><text:span text:style-name="T10_29">comptes</text:span><text:span text:style-name="T10_30"><text:s/></text:span><text:span text:style-name="T10_31">de</text:span><text:span text:style-name="T10_32"><text:s/></text:span><text:span text:style-name="T10_33">girar</text:span><text:span text:style-name="T10_34"><text:s/></text:span><text:span text:style-name="T10_35">el</text:span><text:span text:style-name="T10_36"><text:s/></text:span><text:span text:style-name="T10_37">tauler</text:span><text:span text:style-name="T10_38"><text:s/></text:span><text:span text:style-name="T10_39">en</text:span><text:span text:style-name="T10_40"><text:s/></text:span><text:span text:style-name="T10_41">sí</text:span><text:span text:style-name="T10_42"><text:s/></text:span><text:span text:style-name="T10_43">mateix</text:span><text:span text:style-name="T10_44">,<text:s/></text:span><text:span text:style-name="T10_45">interpreta</text:span><text:span text:style-name="T10_46"><text:s/></text:span><text:span text:style-name="T10_47">els</text:span><text:span text:style-name="T10_48"><text:s/></text:span><text:span text:style-name="T10_49">índex</text:span><text:span text:style-name="T10_50"><text:s/></text:span><text:span text:style-name="T10_51">de</text:span><text:span text:style-name="T10_52"><text:s/></text:span><text:span text:style-name="T10_53">la</text:span><text:span text:style-name="T10_54"><text:s/></text:span><text:span text:style-name="T10_55">matriu</text:span><text:span text:style-name="T10_56"><text:s/></text:span><text:span text:style-name="T10_57">com</text:span><text:span text:style-name="T10_58"><text:s/></text:span><text:span text:style-name="T10_59">a</text:span><text:span text:style-name="T10_60"><text:s/></text:span><text:span text:style-name="T10_61">punts</text:span><text:span text:style-name="T10_62"><text:s/></text:span><text:span text:style-name="T10_63">en</text:span><text:span text:style-name="T10_64"><text:s/></text:span><text:span text:style-name="T10_65">el</text:span><text:span text:style-name="T10_66"><text:s/></text:span><text:span text:style-name="T10_67">pla</text:span><text:span text:style-name="T10_68"><text:s/></text:span><text:span text:style-name="T10_69">i</text:span><text:span text:style-name="T10_70"><text:s/></text:span><text:span text:style-name="T10_71">després</text:span><text:span text:style-name="T10_72"><text:s/></text:span><text:span text:style-name="T10_73">canvia</text:span><text:span text:style-name="T10_74"><text:s/></text:span><text:span text:style-name="T10_75">els</text:span><text:span text:style-name="T10_76"><text:s/></text:span><text:span text:style-name="T10_77">eixos</text:span><text:span text:style-name="T10_78"><text:s/></text:span><text:span text:style-name="T10_79">de</text:span><text:span text:style-name="T10_80"><text:s/></text:span><text:span text:style-name="T10_81">coordenades</text:span><text:span text:style-name="T10_82"><text:s/></text:span><text:span text:style-name="T10_83">aconseguint</text:span><text:span text:style-name="T10_84">,<text:s/></text:span><text:span text:style-name="T10_85">d</text:span><text:span text:style-name="T10_86">’</text:span><text:span text:style-name="T10_87">aquesta</text:span><text:span text:style-name="T10_88"><text:s/></text:span><text:span text:style-name="T10_89">forma</text:span><text:span text:style-name="T10_90">,<text:s/></text:span><text:span text:style-name="T10_91">un</text:span><text:span text:style-name="T10_92"><text:s/></text:span><text:span text:style-name="T10_93">efecte</text:span><text:span text:style-name="T10_94"><text:s/></text:span><text:span text:style-name="T10_95">similar</text:span><text:span text:style-name="T10_96"><text:s/></text:span><text:span text:style-name="T10_97">a</text:span><text:span text:style-name="T10_98"><text:s/></text:span><text:span text:style-name="T10_99">la</text:span><text:span text:style-name="T10_100"><text:s/></text:span><text:span text:style-name="T10_101">rotació</text:span><text:span text:style-name="T10_102">.</text:span></text:p>
      <text:p text:style-name="P11"/>
      <text:p text:style-name="P12"><text:span text:style-name="T12_1">La</text:span><text:span text:style-name="T12_2"><text:s/></text:span><text:span text:style-name="T12_3">part</text:span><text:span text:style-name="T12_4"><text:s/></text:span><text:span text:style-name="T12_5">d</text:span><text:span text:style-name="T12_6">’</text:span><text:span text:style-name="T12_7">aquesta</text:span><text:span text:style-name="T12_8"><text:s/></text:span><text:span text:style-name="T12_9">classe</text:span><text:span text:style-name="T12_10"><text:s/></text:span><text:span text:style-name="T12_11">que</text:span><text:span text:style-name="T12_12"><text:s/></text:span><text:span text:style-name="T12_13">s</text:span><text:span text:style-name="T12_14">’</text:span><text:span text:style-name="T12_15">encarrega</text:span><text:span text:style-name="T12_16"><text:s/></text:span><text:span text:style-name="T12_17">de</text:span><text:span text:style-name="T12_18"><text:s/></text:span><text:span text:style-name="T12_19">realitzar</text:span><text:span text:style-name="T12_20"><text:s/></text:span><text:span text:style-name="T12_21">el</text:span><text:span text:style-name="T12_22"><text:s/></text:span><text:span text:style-name="T12_23">patró</text:span><text:span text:style-name="T12_24"><text:s/></text:span><text:span text:style-name="T12_25">estratègia</text:span><text:span text:style-name="T12_26"><text:s/></text:span><text:span text:style-name="T12_27">realitza</text:span><text:span text:style-name="T12_28"><text:s/></text:span><text:span text:style-name="T12_29">el</text:span><text:span text:style-name="T12_30"><text:s/></text:span><text:span text:style-name="T12_31">següent</text:span><text:span text:style-name="T12_32">:</text:span></text:p>
      <text:p text:style-name="P13"><text:span text:style-name="T13_1">Diguem</text:span><text:span text:style-name="T13_2"><text:s/></text:span><text:span text:style-name="T13_3">que</text:span><text:span text:style-name="T13_4"><text:s/>4<text:s/></text:span><text:span text:style-name="T13_5">sub</text:span><text:span text:style-name="T13_6"><text:s/></text:span><text:span text:style-name="T13_7">classes</text:span><text:span text:style-name="T13_8"><text:s/></text:span><text:span text:style-name="T13_9">implementen</text:span><text:span text:style-name="T13_10"><text:s/></text:span><text:span text:style-name="T13_11">la</text:span><text:span text:style-name="T13_12"><text:s/></text:span><text:span text:style-name="T13_13">estratègia</text:span><text:span text:style-name="T13_14"><text:s/></text:span><text:span text:style-name="T13_15">sobre</text:span><text:span text:style-name="T13_16"><text:s/></text:span><text:span text:style-name="T13_17">com</text:span><text:span text:style-name="T13_18"><text:s/></text:span><text:span text:style-name="T13_19">separar</text:span><text:span text:style-name="T13_20"><text:s/></text:span><text:span text:style-name="T13_21">una</text:span><text:span text:style-name="T13_22"><text:s/></text:span><text:span text:style-name="T13_23">matriu</text:span><text:span text:style-name="T13_24"><text:s/></text:span><text:span text:style-name="T13_25">de</text:span><text:span text:style-name="T13_26"><text:s/></text:span><text:span text:style-name="T13_27">caselles</text:span><text:span text:style-name="T13_28">.<text:s/></text:span><text:span text:style-name="T13_29">Donat</text:span><text:span text:style-name="T13_30"><text:s/></text:span><text:span text:style-name="T13_31">que</text:span><text:span text:style-name="T13_32"><text:s/></text:span><text:span text:style-name="T13_33">existeixen</text:span><text:span text:style-name="T13_34"><text:s/>4<text:s/></text:span><text:span text:style-name="T13_35">moviments</text:span><text:span text:style-name="T13_36">,<text:s/></text:span><text:span text:style-name="T13_37">cada</text:span><text:span text:style-name="T13_38"><text:s/></text:span><text:span text:style-name="T13_39">estratègia</text:span><text:span text:style-name="T13_40"><text:s/></text:span><text:span text:style-name="T13_41">interpreta</text:span><text:span text:style-name="T13_42"><text:s/></text:span><text:span text:style-name="T13_43">en</text:span><text:span text:style-name="T13_44"><text:s/></text:span><text:span text:style-name="T13_45">el</text:span><text:span text:style-name="T13_46"><text:s/></text:span><text:span text:style-name="T13_47">seu</text:span><text:span text:style-name="T13_48"><text:s/></text:span><text:span text:style-name="T13_49">interior</text:span><text:span text:style-name="T13_50"><text:s/></text:span><text:span text:style-name="T13_51">els</text:span><text:span text:style-name="T13_52"><text:s/></text:span><text:span text:style-name="T13_53">eixos</text:span><text:span text:style-name="T13_54"><text:s/></text:span><text:span text:style-name="T13_55">direccionals</text:span><text:span text:style-name="T13_56"><text:s/></text:span><text:span text:style-name="T13_57">de</text:span><text:span text:style-name="T13_58"><text:s/></text:span><text:span text:style-name="T13_59">la</text:span><text:span text:style-name="T13_60"><text:s/></text:span><text:span text:style-name="T13_61">matriu</text:span><text:span text:style-name="T13_62"><text:s/></text:span><text:span text:style-name="T13_63">per</text:span><text:span text:style-name="T13_64"><text:s/></text:span><text:span text:style-name="T13_65">tal</text:span><text:span text:style-name="T13_66"><text:s/></text:span><text:span text:style-name="T13_67">de</text:span><text:span text:style-name="T13_68"><text:s/></text:span><text:span text:style-name="T13_69">dur</text:span><text:span text:style-name="T13_70"><text:s/></text:span><text:span text:style-name="T13_71">a</text:span><text:span text:style-name="T13_72"><text:s/></text:span><text:span text:style-name="T13_73">terme</text:span><text:span text:style-name="T13_74"><text:s/></text:span><text:span text:style-name="T13_75">aquesta</text:span><text:span text:style-name="T13_76"><text:s/></text:span><text:span text:style-name="T13_77">tasca</text:span><text:span text:style-name="T13_78">.</text:span></text:p>
      <text:p text:style-name="P14"/>
      <text:p text:style-name="P15"><text:span text:style-name="T15_1">La</text:span><text:span text:style-name="T15_2"><text:s/></text:span><text:span text:style-name="T15_3">part</text:span><text:span text:style-name="T15_4"><text:s/></text:span><text:span text:style-name="T15_5">que</text:span><text:span text:style-name="T15_6"><text:s/></text:span><text:span text:style-name="T15_7">realitza</text:span><text:span text:style-name="T15_8"><text:s/></text:span><text:span text:style-name="T15_9">l</text:span><text:span text:style-name="T15_10">’</text:span><text:span text:style-name="T15_11">iterador</text:span><text:span text:style-name="T15_12">,<text:s/></text:span><text:span text:style-name="T15_13">s</text:span><text:span text:style-name="T15_14">’</text:span><text:span text:style-name="T15_15">encarrega</text:span><text:span text:style-name="T15_16"><text:s/></text:span><text:span text:style-name="T15_17">d</text:span><text:span text:style-name="T15_18">’</text:span><text:span text:style-name="T15_19">enmagatzemar</text:span><text:span text:style-name="T15_20"><text:s/></text:span><text:span text:style-name="T15_21">la</text:span><text:span text:style-name="T15_22"><text:s/></text:span><text:span text:style-name="T15_23">posició</text:span><text:span text:style-name="T15_24"><text:s/></text:span><text:span text:style-name="T15_25">actual</text:span><text:span text:style-name="T15_26"><text:s/></text:span><text:span text:style-name="T15_27">de</text:span><text:span text:style-name="T15_28"><text:s/></text:span><text:span text:style-name="T15_29">la</text:span><text:span text:style-name="T15_30"><text:s/></text:span><text:span text:style-name="T15_31">matriu</text:span><text:span text:style-name="T15_32"><text:s/></text:span><text:span text:style-name="T15_33">dins</text:span><text:span text:style-name="T15_34"><text:s/></text:span><text:span text:style-name="T15_35">de</text:span><text:span text:style-name="T15_36"><text:s/></text:span><text:span text:style-name="T15_37">cada</text:span><text:span text:style-name="T15_38"><text:s/></text:span><text:span text:style-name="T15_39">objecte</text:span><text:span text:style-name="T15_40">,<text:s/></text:span><text:span text:style-name="T15_41">i</text:span><text:span text:style-name="T15_42"><text:s/></text:span><text:span text:style-name="T15_43">permet</text:span><text:span text:style-name="T15_44"><text:s/></text:span><text:span text:style-name="T15_45">modificar</text:span><text:span text:style-name="T15_46"><text:s/></text:span><text:span text:style-name="T15_47">els</text:span><text:span text:style-name="T15_48"><text:s/></text:span><text:span text:style-name="T15_49">dos</text:span><text:span text:style-name="T15_50"><text:s/></text:span><text:span text:style-name="T15_51">apuntadors</text:span><text:span text:style-name="T15_52"><text:s/></text:span><text:span text:style-name="T15_53">en</text:span><text:span text:style-name="T15_54"><text:s/></text:span><text:span text:style-name="T15_55">qualsevol</text:span><text:span text:style-name="T15_56"><text:s/></text:span><text:span text:style-name="T15_57">moment</text:span><text:span text:style-name="T15_58"><text:s/></text:span><text:span text:style-name="T15_59">dins</text:span><text:span text:style-name="T15_60"><text:s/></text:span><text:span text:style-name="T15_61">de</text:span><text:span text:style-name="T15_62"><text:s/></text:span><text:span text:style-name="T15_63">la</text:span><text:span text:style-name="T15_64"><text:s/></text:span><text:span text:style-name="T15_65">pròpia</text:span><text:span text:style-name="T15_66"><text:s/></text:span><text:span text:style-name="T15_67">classe</text:span><text:span text:style-name="T15_68">,<text:s/></text:span><text:span text:style-name="T15_69">a</text:span><text:span text:style-name="T15_70"><text:s/></text:span><text:span text:style-name="T15_71">més</text:span><text:span text:style-name="T15_72"><text:s/></text:span><text:span text:style-name="T15_73">d</text:span><text:span text:style-name="T15_74">’</text:span><text:span text:style-name="T15_75">oferir</text:span><text:span text:style-name="T15_76"><text:s/></text:span><text:span text:style-name="T15_77">una</text:span><text:span text:style-name="T15_78"><text:s/></text:span><text:span text:style-name="T15_79">operació</text:span><text:span text:style-name="T15_80"><text:s/></text:span><text:span text:style-name="T15_81">per</text:span><text:span text:style-name="T15_82"><text:s/></text:span><text:span text:style-name="T15_83">accedir</text:span><text:span text:style-name="T15_84"><text:s/></text:span><text:span text:style-name="T15_85">a</text:span><text:span text:style-name="T15_86"><text:s/></text:span><text:span text:style-name="T15_87">l</text:span><text:span text:style-name="T15_88">’</text:span><text:span text:style-name="T15_89">element</text:span><text:span text:style-name="T15_90"><text:s/></text:span><text:span text:style-name="T15_91">de</text:span><text:span text:style-name="T15_92"><text:s/></text:span><text:span text:style-name="T15_93">la</text:span><text:span text:style-name="T15_94"><text:s/></text:span><text:span text:style-name="T15_95">matriu</text:span><text:span text:style-name="T15_96"><text:s/></text:span><text:span text:style-name="T15_97">actual</text:span><text:span text:style-name="T15_98">.<text:s/></text:span><text:span text:style-name="T15_99">La</text:span><text:span text:style-name="T15_100"><text:s/></text:span><text:span text:style-name="T15_101">forma</text:span><text:span text:style-name="T15_102"><text:s/></text:span><text:span text:style-name="T15_103">de</text:span><text:span text:style-name="T15_104"><text:s/></text:span><text:span text:style-name="T15_105">moure</text:span><text:span text:style-name="T15_106"><text:s/></text:span><text:span text:style-name="T15_107">l</text:span><text:span text:style-name="T15_108">’</text:span><text:span text:style-name="T15_109">iterador</text:span><text:span text:style-name="T15_110"><text:s/></text:span><text:span text:style-name="T15_111">sobre</text:span><text:span text:style-name="T15_112"><text:s/></text:span><text:span text:style-name="T15_113">la</text:span><text:span text:style-name="T15_114"><text:s/></text:span><text:span text:style-name="T15_115">matriu</text:span><text:span text:style-name="T15_116"><text:s/></text:span><text:span text:style-name="T15_117">la</text:span><text:span text:style-name="T15_118"><text:s/></text:span><text:span text:style-name="T15_119">duen</text:span><text:span text:style-name="T15_120"><text:s/></text:span><text:span text:style-name="T15_121">a</text:span><text:span text:style-name="T15_122"><text:s/></text:span><text:span text:style-name="T15_123">terme</text:span><text:span text:style-name="T15_124"><text:s/></text:span><text:span text:style-name="T15_125">les</text:span><text:span text:style-name="T15_126"><text:s/>4<text:s/></text:span><text:span text:style-name="T15_127">sub</text:span><text:span text:style-name="T15_128">-</text:span><text:span text:style-name="T15_129">classes</text:span><text:span text:style-name="T15_130">,<text:s/></text:span><text:span text:style-name="T15_131">cadascuna</text:span><text:span text:style-name="T15_132"><text:s/></text:span><text:span text:style-name="T15_133">de</text:span><text:span text:style-name="T15_134"><text:s/></text:span><text:span text:style-name="T15_135">la</text:span><text:span text:style-name="T15_136"><text:s/></text:span><text:span text:style-name="T15_137">seva</text:span><text:span text:style-name="T15_138"><text:s/></text:span><text:span text:style-name="T15_139">forma</text:span><text:span text:style-name="T15_140">.</text:span></text:p>
      <text:p text:style-name="P16"/>
      <text:p text:style-name="P17"><text:span text:style-name="T17_1">L</text:span><text:span text:style-name="T17_2">’</text:span><text:span text:style-name="T17_3">eix</text:span><text:span text:style-name="T17_4"><text:s/></text:span><text:span text:style-name="T17_5">de</text:span><text:span text:style-name="T17_6"><text:s/></text:span><text:span text:style-name="T17_7">les</text:span><text:span text:style-name="T17_8"><text:s/></text:span><text:span text:style-name="T17_9">abscises</text:span><text:span text:style-name="T17_10"><text:s/>(</text:span><text:span text:style-name="T17_11">x</text:span><text:span text:style-name="T17_12">)<text:s/></text:span><text:span text:style-name="T17_13">serà</text:span><text:span text:style-name="T17_14"><text:s/></text:span><text:span text:style-name="T17_15">l</text:span><text:span text:style-name="T17_16">’</text:span><text:span text:style-name="T17_17">eix</text:span><text:span text:style-name="T17_18"><text:s/></text:span><text:span text:style-name="T17_19">que</text:span><text:span text:style-name="T17_20"><text:s/></text:span><text:span text:style-name="T17_21">contindrà</text:span><text:span text:style-name="T17_22"><text:s/></text:span><text:span text:style-name="T17_23">els</text:span><text:span text:style-name="T17_24"><text:s/>4<text:s/></text:span><text:span text:style-name="T17_25">grups</text:span><text:span text:style-name="T17_26"><text:s/></text:span><text:span text:style-name="T17_27">de</text:span><text:span text:style-name="T17_28"><text:s/></text:span><text:span text:style-name="T17_29">caselles</text:span><text:span text:style-name="T17_30"><text:s/>(</text:span><text:span text:style-name="T17_31">independents</text:span><text:span text:style-name="T17_32"><text:s/></text:span><text:span text:style-name="T17_33">entre</text:span><text:span text:style-name="T17_34"><text:s/></text:span><text:span text:style-name="T17_35">ells</text:span><text:span text:style-name="T17_36"><text:s/></text:span><text:span text:style-name="T17_37">pel</text:span><text:span text:style-name="T17_38"><text:s/></text:span><text:span text:style-name="T17_39">moviment</text:span><text:span text:style-name="T17_40">).<text:s/></text:span><text:span text:style-name="T17_41">L</text:span><text:span text:style-name="T17_42">’</text:span><text:span text:style-name="T17_43">eix</text:span><text:span text:style-name="T17_44"><text:s/></text:span><text:span text:style-name="T17_45">de</text:span><text:span text:style-name="T17_46"><text:s/></text:span><text:span text:style-name="T17_47">les</text:span><text:span text:style-name="T17_48"><text:s/></text:span><text:span text:style-name="T17_49">ordenades</text:span><text:span text:style-name="T17_50"><text:s/>(</text:span><text:span text:style-name="T17_51">y</text:span><text:span text:style-name="T17_52">)<text:s/></text:span><text:span text:style-name="T17_53">contindrà</text:span><text:span text:style-name="T17_54"><text:s/></text:span><text:span text:style-name="T17_55">l</text:span><text:span text:style-name="T17_56">’</text:span><text:span text:style-name="T17_57">apuntador</text:span><text:span text:style-name="T17_58"><text:s/></text:span><text:span text:style-name="T17_59">a</text:span><text:span text:style-name="T17_60"><text:s/></text:span><text:span text:style-name="T17_61">la</text:span><text:span text:style-name="T17_62"><text:s/></text:span><text:span text:style-name="T17_63">casella</text:span><text:span text:style-name="T17_64"><text:s/></text:span><text:span text:style-name="T17_65">dins</text:span><text:span text:style-name="T17_66"><text:s/></text:span><text:span text:style-name="T17_67">de</text:span><text:span text:style-name="T17_68"><text:s/></text:span><text:span text:style-name="T17_69">cada</text:span><text:span text:style-name="T17_70"><text:s/></text:span><text:span text:style-name="T17_71">grup</text:span><text:span text:style-name="T17_72">.</text:span></text:p>
      <text:p text:style-name="P18"/>
      <text:p text:style-name="P19"><text:span text:style-name="T19_1">Així</text:span><text:span text:style-name="T19_2"><text:s/></text:span><text:span text:style-name="T19_3">doncs</text:span><text:span text:style-name="T19_4">,<text:s/></text:span><text:span text:style-name="T19_5">per</text:span><text:span text:style-name="T19_6"><text:s/></text:span><text:span text:style-name="T19_7">tal</text:span><text:span text:style-name="T19_8"><text:s/></text:span><text:span text:style-name="T19_9">de</text:span><text:span text:style-name="T19_10"><text:s/></text:span><text:span text:style-name="T19_11">separar</text:span><text:span text:style-name="T19_12"><text:s/></text:span><text:span text:style-name="T19_13">la</text:span><text:span text:style-name="T19_14"><text:s/></text:span><text:span text:style-name="T19_15">matriu</text:span><text:span text:style-name="T19_16"><text:s/></text:span><text:span text:style-name="T19_17">caldrà</text:span><text:span text:style-name="T19_18"><text:s/></text:span><text:span text:style-name="T19_19">primer</text:span><text:span text:style-name="T19_20"><text:s/></text:span><text:span text:style-name="T19_21">recorrer</text:span><text:span text:style-name="T19_22"><text:s/></text:span><text:span text:style-name="T19_23">tots</text:span><text:span text:style-name="T19_24"><text:s/></text:span><text:span text:style-name="T19_25">els</text:span><text:span text:style-name="T19_26"><text:s/></text:span><text:span text:style-name="T19_27">elements</text:span><text:span text:style-name="T19_28"><text:s/></text:span><text:span text:style-name="T19_29">de</text:span><text:span text:style-name="T19_30"><text:s/></text:span><text:span text:style-name="T19_31">l</text:span><text:span text:style-name="T19_32">’</text:span><text:span text:style-name="T19_33">eix</text:span><text:span text:style-name="T19_34"><text:s/></text:span><text:span text:style-name="T19_35">x</text:span><text:span text:style-name="T19_36">;<text:s/></text:span><text:span text:style-name="T19_37">i</text:span><text:span text:style-name="T19_38"><text:s/></text:span><text:span text:style-name="T19_39">per</text:span><text:span text:style-name="T19_40"><text:s/></text:span><text:span text:style-name="T19_41">cada</text:span><text:span text:style-name="T19_42"><text:s/></text:span><text:span text:style-name="T19_43">un</text:span><text:span text:style-name="T19_44"><text:s/></text:span><text:span text:style-name="T19_45">d</text:span><text:span text:style-name="T19_46">’</text:span><text:span text:style-name="T19_47">ells</text:span><text:span text:style-name="T19_48"><text:s/></text:span><text:span text:style-name="T19_49">agafar</text:span><text:span text:style-name="T19_50"><text:s/></text:span><text:span text:style-name="T19_51">les</text:span><text:span text:style-name="T19_52"><text:s/>4<text:s/></text:span><text:span text:style-name="T19_53">caselles</text:span><text:span text:style-name="T19_54"><text:s/></text:span><text:span text:style-name="T19_55">dels</text:span><text:span text:style-name="T19_56"><text:s/></text:span><text:span text:style-name="T19_57">punts</text:span><text:span text:style-name="T19_58"><text:s/>(</text:span><text:span text:style-name="T19_59">x</text:span><text:span text:style-name="T19_60">,0)<text:s/>...<text:s/>(</text:span><text:span text:style-name="T19_61">x</text:span><text:span text:style-name="T19_62">,3)<text:s/></text:span><text:span text:style-name="T19_63">Aquesta</text:span><text:span text:style-name="T19_64"><text:s/></text:span><text:span text:style-name="T19_65">feina</text:span><text:span text:style-name="T19_66"><text:s/></text:span><text:span text:style-name="T19_67">la</text:span><text:span text:style-name="T19_68"><text:s/></text:span><text:span text:style-name="T19_69">realitza</text:span><text:span text:style-name="T19_70"><text:s/></text:span><text:span text:style-name="T19_71">el</text:span><text:span text:style-name="T19_72"><text:s/></text:span><text:span text:style-name="T19_73">pas</text:span><text:span text:style-name="T19_74"><text:s/>2,<text:s/></text:span><text:span text:style-name="T19_75">i</text:span><text:span text:style-name="T19_76"><text:s/></text:span><text:span text:style-name="T19_77">és</text:span><text:span text:style-name="T19_78"><text:s/></text:span><text:span text:style-name="T19_79">inherent</text:span><text:span text:style-name="T19_80"><text:s/></text:span><text:span text:style-name="T19_81">d</text:span><text:span text:style-name="T19_82">’</text:span><text:span text:style-name="T19_83">aquesta</text:span><text:span text:style-name="T19_84"><text:s/></text:span><text:span text:style-name="T19_85">classe</text:span></text:p>
      <text:p text:style-name="P20"/>
      <text:p text:style-name="P21"><text:span text:style-name="T21_1">En</text:span><text:span text:style-name="T21_2"><text:s/></text:span><text:span text:style-name="T21_3">definitiva</text:span><text:span text:style-name="T21_4">,<text:s/></text:span><text:span text:style-name="T21_5">el</text:span><text:span text:style-name="T21_6"><text:s/></text:span><text:span text:style-name="T21_7">que</text:span><text:span text:style-name="T21_8"><text:s/></text:span><text:span text:style-name="T21_9">aquesta</text:span><text:span text:style-name="T21_10"><text:s/></text:span><text:span text:style-name="T21_11">classe</text:span><text:span text:style-name="T21_12"><text:s/></text:span><text:span text:style-name="T21_13">permet</text:span><text:span text:style-name="T21_14"><text:s/></text:span><text:span text:style-name="T21_15">és</text:span><text:span text:style-name="T21_16"><text:s/></text:span><text:span text:style-name="T21_17">dividir</text:span><text:span text:style-name="T21_18"><text:s/></text:span><text:span text:style-name="T21_19">convenientment</text:span><text:span text:style-name="T21_20"><text:s/></text:span><text:span text:style-name="T21_21">la</text:span><text:span text:style-name="T21_22"><text:s/></text:span><text:span text:style-name="T21_23">matriu</text:span><text:span text:style-name="T21_24"><text:s/></text:span><text:span text:style-name="T21_25">segons</text:span><text:span text:style-name="T21_26"><text:s/></text:span><text:span text:style-name="T21_27">el</text:span><text:span text:style-name="T21_28"><text:s/></text:span><text:span text:style-name="T21_29">tipus</text:span><text:span text:style-name="T21_30"><text:s/></text:span><text:span text:style-name="T21_31">de</text:span><text:span text:style-name="T21_32"><text:s/></text:span><text:span text:style-name="T21_33">moviment</text:span><text:span text:style-name="T21_34"><text:s/></text:span><text:span text:style-name="T21_35">desitjat</text:span><text:span text:style-name="T21_36">.</text:span></text:p>
      <text:p text:style-name="P22"/>
      <text:p text:style-name="P23"/>
      <text:p text:style-name="P24"/>
      <text:p text:style-name="P25"/>
      <text:p text:style-name="P26"><text:span text:style-name="T26_1">Exemple</text:span><text:span text:style-name="T26_2">:</text:span></text:p>
      <text:p text:style-name="P27"/>
      <text:p text:style-name="P28"><text:span text:style-name="T28_1">Partim</text:span><text:span text:style-name="T28_2"><text:s/></text:span><text:span text:style-name="T28_3">d</text:span><text:span text:style-name="T28_4">’</text:span><text:span text:style-name="T28_5">aquest</text:span><text:span text:style-name="T28_6"><text:s/></text:span><text:span text:style-name="T28_7">tauler</text:span><text:span text:style-name="T28_8"><text:s/></text:span><text:span text:style-name="T28_9">i</text:span><text:span text:style-name="T28_10"><text:s/></text:span><text:span text:style-name="T28_11">del</text:span><text:span text:style-name="T28_12"><text:s/></text:span><text:span text:style-name="T28_13">moviment</text:span><text:span text:style-name="T28_14"><text:s/></text:span><text:span text:style-name="T28_15">cap</text:span><text:span text:style-name="T28_16"><text:s/></text:span><text:span text:style-name="T28_17">amunt</text:span><text:span text:style-name="T28_18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9"/>
          </table:table-cell>
          <table:table-cell table:style-name="Cell2">
            <text:p text:style-name="P30"/>
          </table:table-cell>
          <table:table-cell table:style-name="Cell3">
            <text:p text:style-name="P31"><text:span text:style-name="T31_1">2</text:span></text:p>
          </table:table-cell>
          <table:table-cell table:style-name="Cell4">
            <text:p text:style-name="P32"><text:span text:style-name="T32_1">4</text:span></text:p>
          </table:table-cell>
        </table:table-row>
        <table:table-row table:style-name="Row2">
          <table:table-cell table:style-name="Cell5">
            <text:p text:style-name="P33"/>
          </table:table-cell>
          <table:table-cell table:style-name="Cell6">
            <text:p text:style-name="P34"><text:span text:style-name="T34_1">4</text:span></text:p>
          </table:table-cell>
          <table:table-cell table:style-name="Cell7">
            <text:p text:style-name="P35"><text:span text:style-name="T35_1">4</text:span></text:p>
          </table:table-cell>
          <table:table-cell table:style-name="Cell8">
            <text:p text:style-name="P36"/>
          </table:table-cell>
        </table:table-row>
        <table:table-row table:style-name="Row3">
          <table:table-cell table:style-name="Cell9">
            <text:p text:style-name="P37"><text:span text:style-name="T37_1">8</text:span></text:p>
          </table:table-cell>
          <table:table-cell table:style-name="Cell10">
            <text:p text:style-name="P38"/>
          </table:table-cell>
          <table:table-cell table:style-name="Cell11">
            <text:p text:style-name="P39"/>
          </table:table-cell>
          <table:table-cell table:style-name="Cell12">
            <text:p text:style-name="P40"><text:span text:style-name="T40_1">8</text:span></text:p>
          </table:table-cell>
        </table:table-row>
        <table:table-row table:style-name="Row4">
          <table:table-cell table:style-name="Cell13">
            <text:p text:style-name="P41"/>
          </table:table-cell>
          <table:table-cell table:style-name="Cell14">
            <text:p text:style-name="P42"><text:span text:style-name="T42_1">4</text:span></text:p>
          </table:table-cell>
          <table:table-cell table:style-name="Cell15">
            <text:p text:style-name="P43"><text:span text:style-name="T43_1">2</text:span></text:p>
          </table:table-cell>
          <table:table-cell table:style-name="Cell16">
            <text:p text:style-name="P44"/>
          </table:table-cell>
        </table:table-row>
      </table:table>
      <text:p text:style-name="P45"/>
      <text:p text:style-name="P46"><text:span text:style-name="T46_1">La</text:span><text:span text:style-name="T46_2"><text:s/></text:span><text:span text:style-name="T46_3">classe</text:span><text:span text:style-name="T46_4"><text:s/></text:span><text:span text:style-name="T46_5">amunt</text:span><text:span text:style-name="T46_6"><text:s/></text:span><text:span text:style-name="T46_7">interpetarà</text:span><text:span text:style-name="T46_8"><text:s/></text:span><text:span text:style-name="T46_9">la</text:span><text:span text:style-name="T46_10"><text:s/></text:span><text:span text:style-name="T46_11">matriu</text:span><text:span text:style-name="T46_12"><text:s/></text:span><text:span text:style-name="T46_13">com</text:span><text:span text:style-name="T46_14">:</text:span></text:p>
      <text:p text:style-name="P47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column table:style-name="Column9"/>
        <table:table-row table:style-name="Row5">
          <table:table-cell table:style-name="Cell17">
            <text:p text:style-name="P48"><text:span text:style-name="T48_1">eix</text:span><text:span text:style-name="T48_2"><text:s/></text:span><text:span text:style-name="T48_3">X</text:span></text:p>
          </table:table-cell>
          <table:table-cell table:style-name="Cell18">
            <text:p text:style-name="P49"/>
          </table:table-cell>
          <table:table-cell table:style-name="Cell19">
            <text:p text:style-name="P50"/>
          </table:table-cell>
          <table:table-cell table:style-name="Cell20">
            <text:p text:style-name="P51"/>
          </table:table-cell>
          <table:table-cell table:style-name="Cell21">
            <text:p text:style-name="P52"/>
            <text:p text:style-name="P53"/>
            <text:p text:style-name="P54"><text:span text:style-name="T54_1">eix</text:span><text:span text:style-name="T54_2"><text:s/></text:span><text:span text:style-name="T54_3">Y</text:span></text:p>
          </table:table-cell>
        </table:table-row>
        <table:table-row table:style-name="Row6">
          <table:table-cell table:style-name="Cell22">
            <text:p text:style-name="P55"/>
          </table:table-cell>
          <table:table-cell table:style-name="Cell23">
            <text:p text:style-name="P56"/>
          </table:table-cell>
          <table:table-cell table:style-name="Cell24">
            <text:p text:style-name="P57"><text:span text:style-name="T57_1">2</text:span></text:p>
          </table:table-cell>
          <table:table-cell table:style-name="Cell25">
            <text:p text:style-name="P58"><text:span text:style-name="T58_1">4</text:span></text:p>
          </table:table-cell>
          <table:table-cell table:style-name="Cell26">
            <text:p text:style-name="P59"/>
          </table:table-cell>
        </table:table-row>
        <table:table-row table:style-name="Row7">
          <table:table-cell table:style-name="Cell27">
            <text:p text:style-name="P60"/>
          </table:table-cell>
          <table:table-cell table:style-name="Cell28">
            <text:p text:style-name="P61"><text:span text:style-name="T61_1">4</text:span></text:p>
          </table:table-cell>
          <table:table-cell table:style-name="Cell29">
            <text:p text:style-name="P62"><text:span text:style-name="T62_1">4</text:span></text:p>
          </table:table-cell>
          <table:table-cell table:style-name="Cell30">
            <text:p text:style-name="P63"/>
          </table:table-cell>
          <table:table-cell table:style-name="Cell31">
            <text:p text:style-name="P64"/>
          </table:table-cell>
        </table:table-row>
        <table:table-row table:style-name="Row8">
          <table:table-cell table:style-name="Cell32">
            <text:p text:style-name="P65"><text:span text:style-name="T65_1">8</text:span></text:p>
          </table:table-cell>
          <table:table-cell table:style-name="Cell33">
            <text:p text:style-name="P66"/>
          </table:table-cell>
          <table:table-cell table:style-name="Cell34">
            <text:p text:style-name="P67"/>
          </table:table-cell>
          <table:table-cell table:style-name="Cell35">
            <text:p text:style-name="P68"><text:span text:style-name="T68_1">8</text:span></text:p>
          </table:table-cell>
          <table:table-cell table:style-name="Cell36">
            <text:p text:style-name="P69"/>
          </table:table-cell>
        </table:table-row>
        <table:table-row table:style-name="Row9">
          <table:table-cell table:style-name="Cell37">
            <text:p text:style-name="P70"/>
          </table:table-cell>
          <table:table-cell table:style-name="Cell38">
            <text:p text:style-name="P71"><text:span text:style-name="T71_1">4</text:span></text:p>
          </table:table-cell>
          <table:table-cell table:style-name="Cell39">
            <text:p text:style-name="P72"><text:span text:style-name="T72_1">2</text:span></text:p>
          </table:table-cell>
          <table:table-cell table:style-name="Cell40">
            <text:p text:style-name="P73"/>
          </table:table-cell>
          <table:table-cell table:style-name="Cell41">
            <text:p text:style-name="P74"/>
          </table:table-cell>
        </table:table-row>
      </table:table>
      <text:p text:style-name="P75"/>
      <text:p text:style-name="P7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